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b36" officeooo:paragraph-rsid="001f8b36"/>
    </style:style>
    <style:style style:name="P2" style:family="paragraph" style:parent-style-name="Standard">
      <style:text-properties fo:font-weight="bold" officeooo:rsid="00218452" officeooo:paragraph-rsid="0021845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nstallation and Setup Environment for Anaconda for Data Science</text:p>
      <text:p text:style-name="P1">1. Installation of Anaconda</text:p>
      <text:p text:style-name="P1"><text:a xlink:type="simple" xlink:href="https://linuxize.com/post/how-to-install-anaconda-on-ubuntu-18-04/" text:style-name="Internet_20_link" text:visited-style-name="Visited_20_Internet_20_Link">https://linuxize.com/post/how-to-install-anaconda-on-ubuntu-18-04/</text:a></text:p>
      <text:p text:style-name="P1">2. Set up Environment of Conda</text:p>
      <text:p text:style-name="P1"><text:a xlink:type="simple" xlink:href="https://www.digitalocean.com/community/tutorials/how-to-install-the-anaconda-python-distribution-on-ubuntu-16-04" text:style-name="Internet_20_link" text:visited-style-name="Visited_20_Internet_20_Link">https://www.digitalocean.com/community/tutorials/how-to-install-the-anaconda-python-distribution-on-ubuntu-16-04</text:a></text:p>
      <text:p text:style-name="P1">3. Set up Environment of Conda (if in case any errors)</text:p>
      <text:p text:style-name="P1"><text:a xlink:type="simple" xlink:href="https://askubuntu.com/questions/908827/variable-path-issue-conda-command-not-found" text:style-name="Internet_20_link" text:visited-style-name="Visited_20_Internet_20_Link">https://askubuntu.com/questions/908827/variable-path-issue-conda-command-not-found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0:17:02.899350189</meta:creation-date>
    <dc:date>2019-08-24T20:19:47.544436445</dc:date>
    <meta:editing-duration>PT2M48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" meta:paragraph-count="7" meta:word-count="33" meta:character-count="435" meta:non-whitespace-character-count="409"/>
  </office:meta>
</office:document-meta>
</file>